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T1" style:family="text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FDFR – Zusammenfassung</text:p>
      <text:p text:style-name="Standard">(Face Detection, Face Recognition)</text:p>
      <text:p text:style-name="Standard"/>
      <text:list xml:id="list2553832216820425056" text:style-name="L1">
        <text:list-item>
          <text:p text:style-name="P1">Einlesen des Bildes mit OpenCV in schwarz-weiß</text:p>
        </text:list-item>
        <text:list-item>
          <text:p text:style-name="P1">Adaptiver Histogrammausgleich mit CLAHE (Contrast Limited Adaptive Hist. Equ.)</text:p>
        </text:list-item>
        <text:list-item>
          <text:p text:style-name="P1">Gesichtslokalisierung mit Haarcascades (OpenCV) und extrahieren der Gesichtsregion</text:p>
        </text:list-item>
        <text:list-item>
          <text:p text:style-name="P1">Zuschneiden des Gesichts zu 224x224 pixel</text:p>
        </text:list-item>
        <text:list-item>
          <text:p text:style-name="P1">Erzeugen des Feature-Vektors mit CNN (VGG16)</text:p>
        </text:list-item>
        <text:list-item>
          <text:p text:style-name="P1">Abgleich des nähesten Vektors in der Datenbank durch K-Means mit Cosinus-Distanz</text:p>
        </text:list-item>
      </text:list>
      <text:p text:style-name="Standard"/>
      <text:p text:style-name="Standard"/>
      <text:p text:style-name="Standard"/>
      <text:p text:style-name="Standard"><text:span text:style-name="T1">AFG – Zusammenfassung</text:span> </text:p>
      <text:p text:style-name="Standard">(Artificial/ Augmented Face Generator)</text:p>
      <text:p text:style-name="Standard">Idee (Nach 'Learning to Generate Chairs, Tables and Cars with CNN'):</text:p>
      <text:p text:style-name="Standard">Trainieren eines Deconvolutional Neural Net zur erzeugeung von 128x128x3 pixel RGB-Bildern, gegeben einem Vektor mit High-Level Deskriptoren des zu erzeugenden Objekts. </text:p>
      <text:p text:style-name="Standard"/>
      <text:p text:style-name="Standard"/>
      <text:p text:style-name="P2">Hintergrund der Arbeit:</text:p>
      <text:p text:style-name="Standard">Durch mangelnde geeignete Daten zum Training eines NN zur Gesichtserkennung, sollen vorhandene Daten vielmehr dazu genutzt werden, um ein Deconv-Netz zu trainieren.</text:p>
      <text:p text:style-name="Standard">Dieses, mit weniger Daten trainierte Netz, soll wiederum in der Lage sein eine (theoretisch) beliebige Anzahl an Gesichtern mit beliebigen Paramatern, wie Gesichtsdrehung oder – neigung, zu erzeugen mithilfe derer wiederum das eigentlich CNN zur Gesichtserkennung trainiert wird.</text:p>
      <text:p text:style-name="Standard"/>
      <text:p text:style-name="Standard">These:</text:p>
      <text:p text:style-name="Standard">Das mit den künstlich erzeugten Gesichtern trainierte CNN erzielt eine bessere Genauigkeit bei der Erkennung realer Gesichter, als das CNN welches zwar mit realen, aber dafür weniger Gsichtern trainiert wurde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one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none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11-13T13:38:30.07</meta:creation-date>
    <meta:document-statistic meta:table-count="0" meta:image-count="0" meta:object-count="0" meta:page-count="1" meta:paragraph-count="17" meta:word-count="193" meta:character-count="1411"/>
    <dc:date>2017-11-13T14:02:58.06</dc:date>
    <meta:editing-duration>PT8M57S</meta:editing-duration>
    <meta:editing-cycles>1</meta:editing-cycles>
    <meta:generator>OpenOffice/4.1.4$Win32 OpenOffice.org_project/414m5$Build-9788</meta:generator>
  </office:meta>
</office:document-meta>
</file>